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3364C73C25CEE9DD615.png" manifest:media-type="image/png"/>
  <manifest:file-entry manifest:full-path="Pictures/10000000000003A20000021B98A7956E14A65E9C.png" manifest:media-type="image/png"/>
  <manifest:file-entry manifest:full-path="Pictures/10000000000003A8000001CAC0E4D3A04359359E.png" manifest:media-type="image/png"/>
  <manifest:file-entry manifest:full-path="Pictures/10000000000003A40000003DE796F1360C8D68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09cm, 0.07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254cm" svg:y="-0.42cm" svg:width="16.528cm" svg:height="14.499cm" draw:z-index="0"><draw:image xlink:href="Pictures/10000000000003A9000003364C73C25CEE9DD615.png" xlink:type="simple" xlink:show="embed" xlink:actuate="onLoad" draw:mime-type="image/png"/></draw:frame><draw:frame draw:style-name="fr3" draw:name="Изображение2" text:anchor-type="char" svg:x="0.337cm" svg:y="14.157cm" svg:width="16.295cm" svg:height="9.43cm" draw:z-index="1"><draw:image xlink:href="Pictures/10000000000003A20000021B98A7956E14A65E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Изображение3" text:anchor-type="char" svg:width="16.51cm" svg:height="8.079cm" draw:z-index="2"><draw:image xlink:href="Pictures/10000000000003A8000001CAC0E4D3A04359359E.png" xlink:type="simple" xlink:show="embed" xlink:actuate="onLoad" draw:mime-type="image/png"/></draw:frame><draw:frame draw:style-name="fr1" draw:name="Изображение4" text:anchor-type="char" svg:x="0.21cm" svg:y="8.077cm" svg:width="16.439cm" svg:height="1.076cm" draw:z-index="3"><draw:image xlink:href="Pictures/10000000000003A40000003DE796F1360C8D680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30T14:44:43.392000000</dc:date>
    <meta:editing-duration>PT7M24S</meta:editing-duration>
    <meta:editing-cycles>4</meta:editing-cycles>
    <meta:document-statistic meta:table-count="0" meta:image-count="4" meta:object-count="0" meta:page-count="2" meta:paragraph-count="0" meta:word-count="0" meta:character-count="0" meta:non-whitespace-character-count="0"/>
  </office:meta>
</office:document-meta>
</file>